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9ce66" officeooo:paragraph-rsid="0019ce66"/>
    </style:style>
    <style:style style:name="P2" style:family="paragraph" style:parent-style-name="Standard">
      <style:text-properties fo:color="#000000" style:font-name="Liberation Serif" officeooo:rsid="0019ce66" officeooo:paragraph-rsid="0019ce66"/>
    </style:style>
    <style:style style:name="P3" style:family="paragraph" style:parent-style-name="Standard">
      <style:paragraph-properties fo:text-align="center" style:justify-single-word="false"/>
      <style:text-properties style:font-name="Liberation Serif" fo:font-size="18pt" officeooo:rsid="0019ce66" officeooo:paragraph-rsid="0019ce66" style:font-size-asian="18pt" style:font-size-complex="18pt"/>
    </style:style>
    <style:style style:name="P4" style:family="paragraph" style:parent-style-name="Standard">
      <style:text-properties style:font-name="Liberation Serif" officeooo:rsid="0019ce66" officeooo:paragraph-rsid="0019ce66"/>
    </style:style>
    <style:style style:name="P5"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Liberation Serif" officeooo:rsid="0019ce66" officeooo:paragraph-rsid="0019ce66"/>
    </style:style>
    <style:style style:name="T1" style:family="text">
      <style:text-properties fo:color="#4a4a4a" style:font-name="Arial" fo:background-color="#ffffff" loext:char-shading-value="0" style:font-name-complex="Arial1"/>
    </style:style>
    <style:style style:name="T2" style:family="text">
      <style:text-properties style:font-name="Arial" fo:background-color="#ffffff" loext:char-shading-value="0" style:font-name-complex="Arial1"/>
    </style:style>
    <style:style style:name="T3" style:family="text">
      <style:text-properties fo:background-color="#ffffff" loext:char-shading-value="0" style:font-name-complex="Arial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ài tập lý thuyết 8</text:p>
      <text:p text:style-name="P4"/>
      <text:p text:style-name="P4"><text:tab/>Họ và tên: Đinh Thị Duyên </text:p>
      <text:p text:style-name="P4"><text:tab/>MSSV: 20184085</text:p>
      <text:p text:style-name="P4"/>
      <text:p text:style-name="P4"/>
      <text:p text:style-name="P4">1. So sánh fork() và select()</text:p>
      <text:p text:style-name="P2"><text:tab/><text:span text:style-name="T3">Select() hoạt động bằng cách gom các mô tả file mà bạn muốn theo dõi vào một tập hợp (fd_set) và sẽ block chương trình cho đến khi một hoặc nhiều file trong tập hợp sẵn sàng. Select() trả về một số nguyên là số mô tả file đã sẵn sàng, hoặc 0 nếu xảy ra timeout, hoặc -1 nếu xảy ra lỗi.</text:span></text:p>
      <text:p text:style-name="P2"/>
      <text:p text:style-name="P2">2. Mô tả chi tiết I/O multiplexing</text:p>
      <text:p text:style-name="P5"><text:span text:style-name="T3"><text:tab/>Chương trình sẽ theo dõi nhiều mô tả file cùng một lúc và block cho đến khi một trong các mô tả file cần theo dõi sẵn sàng hoặc hết thời gian timeout thiết lập.</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7T11:09:25.903524152</meta:creation-date>
    <dc:date>2021-12-07T11:24:52.373151061</dc:date>
    <meta:editing-duration>PT15M26S</meta:editing-duration>
    <meta:editing-cycles>2</meta:editing-cycles>
    <meta:generator>LibreOffice/6.4.7.2$Linux_X86_64 LibreOffice_project/40$Build-2</meta:generator>
    <meta:document-statistic meta:table-count="0" meta:image-count="0" meta:object-count="0" meta:page-count="1" meta:paragraph-count="7" meta:word-count="124" meta:character-count="571" meta:non-whitespace-character-count="449"/>
  </office:meta>
</office:document-meta>
</file>